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17a3f" officeooo:paragraph-rsid="00017a3f"/>
    </style:style>
    <style:style style:name="P2" style:family="paragraph" style:parent-style-name="Title">
      <style:text-properties officeooo:rsid="00017a3f" officeooo:paragraph-rsid="00017a3f"/>
    </style:style>
    <style:style style:name="P3" style:family="paragraph" style:parent-style-name="Text_20_body">
      <style:paragraph-properties fo:text-align="justify" style:justify-single-word="false"/>
      <style:text-properties officeooo:rsid="00080dc2" officeooo:paragraph-rsid="00080d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projet Java RMI</text:p>
      <text:p text:style-name="P3">Le protocole HTTPStreaming garde une connection ouvert durant toute la durée du stream. Ce qui se traduirait en Java RMI par l’exécution d’une unique méthode. Ce qui implique que soit le serveur ne peut gérer qu’un client à la fois, soit mettre en place du multithreading ce qui n’est pas satisfaisant dès qu’il y a un nombre conséquent de cl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7a3f" officeooo:paragraph-rsid="00017a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ALLA-NORA Enzo</text:p>
        <text:p text:style-name="MP1">Greaux Thom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20T07:04:20.430000000</dc:date>
    <meta:editing-duration>PT10M24S</meta:editing-duration>
    <meta:editing-cycles>4</meta:editing-cycles>
    <meta:document-statistic meta:table-count="0" meta:image-count="0" meta:object-count="0" meta:page-count="1" meta:paragraph-count="4" meta:word-count="67" meta:character-count="395" meta:non-whitespace-character-count="332"/>
  </office:meta>
</office:document-meta>
</file>